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DejaVu Sans" officeooo:rsid="001af3b6" officeooo:paragraph-rsid="001af3b6"/>
    </style:style>
    <style:style style:name="P2" style:family="paragraph" style:parent-style-name="Standard">
      <style:text-properties style:font-name="DejaVu Sans" officeooo:rsid="001b4bce" officeooo:paragraph-rsid="001b4bce"/>
    </style:style>
    <style:style style:name="P3" style:family="paragraph" style:parent-style-name="Standard">
      <style:text-properties style:font-name="DejaVu Sans" officeooo:rsid="001c4f75" officeooo:paragraph-rsid="001c4f75"/>
    </style:style>
    <style:style style:name="P4" style:family="paragraph" style:parent-style-name="Table_20_Contents">
      <style:paragraph-properties fo:text-align="center" style:justify-single-word="false"/>
      <style:text-properties style:font-name="DejaVu Sans" officeooo:rsid="001c4f75" officeooo:paragraph-rsid="001c4f75"/>
    </style:style>
    <style:style style:name="P5" style:family="paragraph" style:parent-style-name="Standard">
      <style:text-properties style:font-name="DejaVu Sans" officeooo:rsid="001d343c" officeooo:paragraph-rsid="001d343c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weight="bold" officeooo:rsid="001c4f75" officeooo:paragraph-rsid="001c4f7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weight="normal" officeooo:rsid="001c4f75" officeooo:paragraph-rsid="001c4f75" style:font-weight-asian="normal" style:font-weight-complex="normal"/>
    </style:style>
    <style:style style:name="P10" style:family="paragraph" style:parent-style-name="Standard">
      <style:text-properties style:font-name="DejaVu Sans" officeooo:rsid="001d343c" officeooo:paragraph-rsid="001d343c"/>
    </style:style>
    <style:style style:name="P11" style:family="paragraph" style:parent-style-name="Standard">
      <style:text-properties style:font-name="DejaVu Sans" officeooo:rsid="001eca82" officeooo:paragraph-rsid="001eca82"/>
    </style:style>
    <style:style style:name="P12" style:family="paragraph" style:parent-style-name="Standard">
      <style:text-properties style:font-name="DejaVu Sans" officeooo:rsid="001f177a" officeooo:paragraph-rsid="001f177a"/>
    </style:style>
    <style:style style:name="P13" style:family="paragraph" style:parent-style-name="Standard">
      <style:text-properties style:font-name="DejaVu Sans" officeooo:rsid="001fc8dc" officeooo:paragraph-rsid="001fc8dc"/>
    </style:style>
    <style:style style:name="P14" style:family="paragraph" style:parent-style-name="Standard">
      <style:text-properties style:font-name="DejaVu Sans" officeooo:rsid="002171b3" officeooo:paragraph-rsid="002171b3"/>
    </style:style>
    <style:style style:name="P15" style:family="paragraph" style:parent-style-name="Standard">
      <style:text-properties style:font-name="DejaVu Sans" officeooo:rsid="0022a14a" officeooo:paragraph-rsid="0022a14a"/>
    </style:style>
    <style:style style:name="T1" style:family="text">
      <style:text-properties officeooo:rsid="001c4f75"/>
    </style:style>
    <style:style style:name="T2" style:family="text">
      <style:text-properties officeooo:rsid="001eca82"/>
    </style:style>
    <style:style style:name="T3" style:family="text">
      <style:text-properties officeooo:rsid="001fc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créer un nouveau serveur :</text:p>
      <text:p text:style-name="P1">créer une base de donnée + collections </text:p>
      <text:p text:style-name="P1">initialiser NPM + installer body-parser, mongoose, ejs et express + mongodb</text:p>
      <text:p text:style-name="P1">créer un fichier server.js</text:p>
      <text:p text:style-name="P1">rajouter dedans le lien du serveur</text:p>
      <text:p text:style-name="P1"/>
      <text:p text:style-name="P1">démarrer mongodb </text:p>
      <text:p text:style-name="P1">créer une base de donnée : blogDB</text:p>
      <text:p text:style-name="P1">créer une collection : articles</text:p>
      <text:p text:style-name="P1">créer des documents : titre + contenu</text:p>
      <text:p text:style-name="P1"/>
      <text:p text:style-name="P1"/>
      <table:table table:name="Tableau1" table:style-name="Tableau1">
        <table:table-column table:style-name="Tableau1.A" table:number-columns-repeated="3"/>
        <table:table-row table:style-name="TableLine94478727892400">
          <table:table-cell table:style-name="Tableau1.A1" office:value-type="string">
            <text:p text:style-name="P6">HTTP</text:p>
          </table:table-cell>
          <table:table-cell table:style-name="Tableau1.A1" office:value-type="string">
            <text:p text:style-name="P7">/<text:span text:style-name="T1">articles</text:span></text:p>
          </table:table-cell>
          <table:table-cell table:style-name="Tableau1.C1" office:value-type="string">
            <text:p text:style-name="P7">/<text:span text:style-name="T1">articles/jack-bauer</text:span></text:p>
          </table:table-cell>
        </table:table-row>
        <table:table-row table:style-name="TableLine94478728295776">
          <table:table-cell table:style-name="Tableau1.A2" office:value-type="string">
            <text:p text:style-name="P6">GET</text:p>
          </table:table-cell>
          <table:table-cell table:style-name="Tableau1.A2" office:value-type="string">
            <text:p text:style-name="P9">Extrait tous les dossiers</text:p>
          </table:table-cell>
          <table:table-cell table:style-name="Tableau1.C2" office:value-type="string">
            <text:p text:style-name="P9">Extrait l’article dans</text:p>
            <text:p text:style-name="P9"><text:s/>Jack-bauer</text:p>
          </table:table-cell>
        </table:table-row>
        <table:table-row table:style-name="TableLine94478728353680">
          <table:table-cell table:style-name="Tableau1.A2" office:value-type="string">
            <text:p text:style-name="P6">POST</text:p>
          </table:table-cell>
          <table:table-cell table:style-name="Tableau1.A2" office:value-type="string">
            <text:p text:style-name="P4">Créer un nouvel article</text:p>
          </table:table-cell>
          <table:table-cell table:style-name="Tableau1.C2" office:value-type="string">
            <text:p text:style-name="P8">-</text:p>
          </table:table-cell>
        </table:table-row>
        <table:table-row table:style-name="TableLine94478728355264">
          <table:table-cell table:style-name="Tableau1.A2" office:value-type="string">
            <text:p text:style-name="P6">PUT</text:p>
          </table:table-cell>
          <table:table-cell table:style-name="Tableau1.A2" office:value-type="string">
            <text:p text:style-name="P8">-</text:p>
          </table:table-cell>
          <table:table-cell table:style-name="Tableau1.C2" office:value-type="string">
            <text:p text:style-name="P4">Maj de l’article dans</text:p>
            <text:p text:style-name="P4"><text:s/>Jack-bauer</text:p>
          </table:table-cell>
        </table:table-row>
        <table:table-row table:style-name="TableLine94478728381808">
          <table:table-cell table:style-name="Tableau1.A2" office:value-type="string">
            <text:p text:style-name="P6">PATCH</text:p>
          </table:table-cell>
          <table:table-cell table:style-name="Tableau1.A2" office:value-type="string">
            <text:p text:style-name="P8">-</text:p>
          </table:table-cell>
          <table:table-cell table:style-name="Tableau1.C2" office:value-type="string">
            <text:p text:style-name="P4">Majs de l’article dans </text:p>
            <text:p text:style-name="P4">Jack-bauer</text:p>
          </table:table-cell>
        </table:table-row>
        <table:table-row table:style-name="TableLine94478728382400">
          <table:table-cell table:style-name="Tableau1.A2" office:value-type="string">
            <text:p text:style-name="P6">DELETE</text:p>
          </table:table-cell>
          <table:table-cell table:style-name="Tableau1.A2" office:value-type="string">
            <text:p text:style-name="P4">Supprime tous les articles</text:p>
          </table:table-cell>
          <table:table-cell table:style-name="Tableau1.C2" office:value-type="string">
            <text:p text:style-name="P4">Supprime l’article dans jack-bauer</text:p>
          </table:table-cell>
        </table:table-row>
      </table:table>
      <text:p text:style-name="P2"/>
      <text:p text:style-name="P3">Commandes :</text:p>
      <text:p text:style-name="P3">GET = app.get (route, (req, res) =&gt; {</text:p>
      <text:p text:style-name="P3"/>
      <text:p text:style-name="P3">})</text:p>
      <text:p text:style-name="P3">route : il faut spécifier le chemin à suivre.</text:p>
      <text:p text:style-name="P3"/>
      <text:p text:style-name="P5">Côté base de donnée = cela va nous permettre de puiser dans notre base donnée tous les articles qu’il contient </text:p>
      <text:p text:style-name="P5">read = &lt;ModelName&gt;.find ({conditions}, (<text:span text:style-name="T2">req</text:span>, results) =&gt; {</text:p>
      <text:p text:style-name="P5">// use the found results docs.</text:p>
      <text:p text:style-name="P5">})</text:p>
      <text:p text:style-name="P5"/>
      <text:p text:style-name="P5"/>
      <text:p text:style-name="P11">=&gt; </text:p>
      <text:p text:style-name="P11">1) app.get(« /articles », (req, res) =&gt; {</text:p>
      <text:p text:style-name="P11"><text:tab/>Article.find((err, foundArticles) {</text:p>
      <text:p text:style-name="P11"><text:tab/>console.log(foundArticles)</text:p>
      <text:p text:style-name="P11"><text:tab/>})</text:p>
      <text:p text:style-name="P11">})</text:p>
      <text:p text:style-name="P11"/>
      <text:p text:style-name="P11">déclencher npm start + ouvrir le lien localhost://5000</text:p>
      <text:p text:style-name="P11">affiche la base de données articles.</text:p>
      <text:p text:style-name="P11"><text:soft-page-break/></text:p>
      <text:p text:style-name="P11">2) modification :</text:p>
      <text:p text:style-name="P11">app.get(« /articles », (req, res) =&gt; {</text:p>
      <text:p text:style-name="P11"><text:tab/>Article.find((err, foundArticles) {</text:p>
      <text:p text:style-name="P11"><text:tab/>res.send(foundArticles)</text:p>
      <text:p text:style-name="P11"><text:tab/>})</text:p>
      <text:p text:style-name="P11">})</text:p>
      <text:p text:style-name="P11">=&gt; affiche la base de donnée sur le lien localhost en format JSON</text:p>
      <text:p text:style-name="P11"/>
      <text:p text:style-name="P11">3) modification :</text:p>
      <text:p text:style-name="P11">app.get(« /articles », (req, res) =&gt; {</text:p>
      <text:p text:style-name="P11"><text:tab/>Article.find((err, foundArticles) {</text:p>
      <text:p text:style-name="P11"><text:tab/><text:tab/>if (!err) {</text:p>
      <text:p text:style-name="P11"><text:tab/><text:tab/><text:tab/>res.send(foundArticles)</text:p>
      <text:p text:style-name="P11"><text:tab/><text:tab/>} else {</text:p>
      <text:p text:style-name="P11"><text:tab/><text:tab/><text:tab/>res.send(err)</text:p>
      <text:p text:style-name="P12"><text:tab/><text:tab/>}</text:p>
      <text:p text:style-name="P11"><text:tab/>})</text:p>
      <text:p text:style-name="P11">})</text:p>
      <text:p text:style-name="P11"/>
      <text:p text:style-name="P11">=&gt; si il n’y a pas d’erreur tu m’envoies la base de données,</text:p>
      <text:p text:style-name="P11">sinon tu m’envoies un message d’erreur.</text:p>
      <text:p text:style-name="P11"/>
      <text:p text:style-name="P12">II – POST</text:p>
      <text:p text:style-name="P12">lors qu’un client fait une demande post à l’itinéraire de notre article qui devrait créer un nouvel article et l’ajouter à notre collection dans notre base de données (à reformuler) <text:span text:style-name="T3">=&gt;</text:span></text:p>
      <text:p text:style-name="P13">app.post (route, (req, res) =&gt; {</text:p>
      <text:p text:style-name="P14"><text:tab/>console.log(req.body.titre)</text:p>
      <text:p text:style-name="P14"><text:tab/>console.log(req.body.contenu)</text:p>
      <text:p text:style-name="P13">})</text:p>
      <text:p text:style-name="P13"/>
      <text:p text:style-name="P14">dans postman =&gt; cliquer sur l’onglet POST = &gt; localhost:5000/actualites</text:p>
      <text:p text:style-name="P14">dans la barre, cliquer sur body =&gt;</text:p>
      <text:p text:style-name="P14">key = &gt; titre</text:p>
      <text:p text:style-name="P14">value = témoignages</text:p>
      <text:p text:style-name="P14">et rebelote</text:p>
      <text:p text:style-name="P14">key =&gt; contenu</text:p>
      <text:p text:style-name="P14">value = blablabla</text:p>
      <text:p text:style-name="P14"/>
      <text:p text:style-name="P14">ensuite cliquer sur send, cela affichera un texte dans le terminal.</text:p>
      <text:p text:style-name="P14"/>
      <text:p text:style-name="P15">Pour créer un article =&gt;</text:p>
      <text:p text:style-name="P15">const &lt;constantName&gt; = new &lt;ModelName&gt; ({ &lt;fieldName&gt; : &lt;fieldData&gt;,</text:p>
      <text:p text:style-name="P15"><text:tab/>…</text:p>
      <text:p text:style-name="P15">})</text:p>
      <text:p text:style-name="P15">&lt;constantName&gt;.sav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1:08:11.255502911</meta:creation-date>
    <meta:editing-duration>PT21M29S</meta:editing-duration>
    <meta:editing-cycles>2</meta:editing-cycles>
    <meta:generator>LibreOffice/7.3.3.2$Linux_X86_64 LibreOffice_project/30$Build-2</meta:generator>
    <dc:date>2022-05-24T13:48:00.975483572</dc:date>
    <meta:document-statistic meta:table-count="1" meta:image-count="0" meta:object-count="0" meta:page-count="2" meta:paragraph-count="84" meta:word-count="354" meta:character-count="2180" meta:non-whitespace-character-count="1879"/>
  </office:meta>
</office:document-meta>
</file>